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5A3FAD5CE78C6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4.169cm, 9.36cm, 5.045cm, 14.43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099cm" svg:height="3.499cm" svg:x="9.6cm" svg:y="9.7cm">
          <draw:image xlink:href="Pictures/10000000000007800000043845A3FAD5CE78C6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03T19:58:22.548632857</dc:date>
    <meta:editing-duration>PT1M5S</meta:editing-duration>
    <meta:editing-cycles>1</meta:editing-cycles>
    <meta:document-statistic meta:object-count="1"/>
    <meta:generator>LibreOffice/5.1.6.2$Linux_X86_64 LibreOffice_project/10m0$Build-2</meta:generator>
  </office:meta>
</office:document-meta>
</file>